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8.997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99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8.988cm" fo:margin-left="0.005cm" table:align="left"/>
    </style:style>
    <style:style style:name="Table1.A" style:family="table-column">
      <style:table-column-properties style:column-width="9.807cm"/>
    </style:style>
    <style:style style:name="Table1.B" style:family="table-column">
      <style:table-column-properties style:column-width="9.181cm"/>
    </style:style>
    <style:style style:name="Table1.A1" style:family="table-cell">
      <style:table-cell-properties style:writing-mode="page"/>
    </style:style>
    <style:style style:name="Table5" style:family="table">
      <style:table-properties style:width="18.997cm" table:align="left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3.381cm"/>
    </style:style>
    <style:style style:name="Table5.C" style:family="table-column">
      <style:table-column-properties style:column-width="6.02cm"/>
    </style:style>
    <style:style style:name="Table5.D" style:family="table-column">
      <style:table-column-properties style:column-width="1.998cm"/>
    </style:style>
    <style:style style:name="Table5.E" style:family="table-column">
      <style:table-column-properties style:column-width="1.097cm"/>
    </style:style>
    <style:style style:name="Table5.F" style:family="table-column">
      <style:table-column-properties style:column-width="2.902cm"/>
    </style:style>
    <style:style style:name="Table5.G" style:family="table-column">
      <style:table-column-properties style:column-width="2.699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middle"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6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7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8.997cm" table:align="right"/>
    </style:style>
    <style:style style:name="Table3.A" style:family="table-column">
      <style:table-column-properties style:column-width="3.997cm"/>
    </style:style>
    <style:style style:name="Table3.B" style:family="table-column">
      <style:table-column-properties style:column-width="4.195cm"/>
    </style:style>
    <style:style style:name="Table3.C" style:family="table-column">
      <style:table-column-properties style:column-width="10.806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106cm" style:rel-column-width="7264*"/>
    </style:style>
    <style:style style:name="Table2.B" style:family="table-column">
      <style:table-column-properties style:column-width="16.895cm" style:rel-column-width="58271*"/>
    </style:style>
    <style:style style:name="Table2.1" style:family="table-row">
      <style:table-row-properties style:row-height="0.6cm"/>
    </style:style>
    <style:style style:name="Table2.A1" style:family="table-cell">
      <style:table-cell-properties style:vertical-align="middle" style:writing-mode="page"/>
    </style:style>
    <style:style style:name="Table2.2" style:family="table-row">
      <style:table-row-properties style:min-row-height="0.4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2.106cm" style:rel-column-width="7264*"/>
    </style:style>
    <style:style style:name="Table6.B" style:family="table-column">
      <style:table-column-properties style:column-width="16.895cm" style:rel-column-width="58271*"/>
    </style:style>
    <style:style style:name="Table6.A1" style:family="table-cell">
      <style:table-cell-properties style:vertical-align="middle" style:writing-mode="page"/>
    </style:style>
    <style:style style:name="Table6.2" style:family="table-row">
      <style:table-row-properties style:min-row-height="0.489cm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106cm" style:rel-column-width="7264*"/>
    </style:style>
    <style:style style:name="Table8.B" style:family="table-column">
      <style:table-column-properties style:column-width="16.895cm" style:rel-column-width="58271*"/>
    </style:style>
    <style:style style:name="Table8.1" style:family="table-row">
      <style:table-row-properties style:min-row-height="0.4cm"/>
    </style:style>
    <style:style style:name="Table8.A1" style:family="table-cell">
      <style:table-cell-properties style:vertical-align="middle" style:writing-mode="pag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2.106cm" style:rel-column-width="7264*"/>
    </style:style>
    <style:style style:name="Table9.B" style:family="table-column">
      <style:table-column-properties style:column-width="16.895cm" style:rel-column-width="58271*"/>
    </style:style>
    <style:style style:name="Table9.A1" style:family="table-cell">
      <style:table-cell-properties style:vertical-align="middle" style:writing-mode="pag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middle" style:writing-mode="page"/>
    </style:style>
    <style:style style:name="Table7.2" style:family="table-row">
      <style:table-row-properties style:min-row-height="0.37cm"/>
    </style:style>
    <style:style style:name="P1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59d620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14" style:family="paragraph" style:parent-style-name="Table_20_Contents">
      <style:paragraph-properties fo:line-height="115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1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2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10pt" officeooo:rsid="00c07489" officeooo:paragraph-rsid="00c07489" style:font-name-asian="微軟正黑體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微軟正黑體" fo:font-size="10pt" officeooo:rsid="00c07489" officeooo:paragraph-rsid="00c07489" style:font-name-asian="微軟正黑體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26" style:family="paragraph" style:parent-style-name="Table_20_Contents">
      <style:paragraph-properties fo:margin-top="0.101cm" fo:margin-bottom="0.101cm" style:contextual-spacing="false" fo:line-height="0.4cm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.101cm" fo:margin-bottom="0.101cm" style:contextual-spacing="false" fo:line-height="0.4cm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8" style:family="paragraph" style:parent-style-name="Table_20_Contents">
      <style:paragraph-properties fo:margin-top="0.101cm" fo:margin-bottom="0.101cm" style:contextual-spacing="false" fo:line-height="0.4cm"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微軟正黑體" fo:font-size="10pt" officeooo:rsid="00c1908e" officeooo:paragraph-rsid="00c1908e" style:font-name-asian="微軟正黑體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微軟正黑體" fo:font-size="10pt" officeooo:rsid="00c217a5" officeooo:paragraph-rsid="00c217a5" style:font-name-asian="微軟正黑體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微軟正黑體" fo:font-size="10pt" officeooo:rsid="00f385c8" officeooo:paragraph-rsid="00f385c8" style:font-name-asian="微軟正黑體" style:font-size-asian="10pt" style:font-size-complex="10pt"/>
    </style:style>
    <style:style style:name="P33" style:family="paragraph" style:parent-style-name="Footer">
      <style:paragraph-properties fo:text-align="center" style:justify-single-word="false"/>
      <style:text-properties style:font-name="微軟正黑體" fo:font-size="6.84999990463257pt" style:font-name-asian="微軟正黑體" style:font-size-asian="6pt" style:font-size-complex="6.84999990463257pt"/>
    </style:style>
    <style:style style:name="P34" style:family="paragraph" style:parent-style-name="Header">
      <style:paragraph-properties fo:margin-top="0.101cm" fo:margin-bottom="0.101cm" style:contextual-spacing="false" fo:line-height="0.049cm"/>
      <style:text-properties officeooo:paragraph-rsid="00f385c8"/>
    </style:style>
    <style:style style:name="P35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f385c8" style:font-name-asian="微軟正黑體" style:font-size-asian="18pt" style:font-name-complex="Microsoft JhengHei1" style:font-size-complex="18pt" style:text-scale="100%"/>
    </style:style>
    <style:style style:name="P36" style:family="paragraph" style:parent-style-name="Standard">
      <style:paragraph-properties fo:margin-top="0cm" fo:margin-bottom="0cm" style:contextual-spacing="false" fo:line-height="0.101cm"/>
      <style:text-properties officeooo:paragraph-rsid="00f385c8"/>
    </style:style>
    <style:style style:name="P37" style:family="paragraph" style:parent-style-name="Standard">
      <loext:graphic-properties draw:fill="solid" draw:fill-color="#cccccc" draw:fill-gradient-name="Gradient_20_2" draw:fill-hatch-name="hatch"/>
      <style:paragraph-properties fo:line-height="100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bd89bf" officeooo:paragraph-rsid="00bd89bf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8" style:family="paragraph" style:parent-style-name="Standard">
      <style:paragraph-properties fo:line-height="0.101cm"/>
      <style:text-properties style:font-name="微軟正黑體" fo:font-size="14pt" officeooo:rsid="00cff28c" officeooo:paragraph-rsid="00b92025" fo:background-color="#e8a202" style:font-name-asian="微軟正黑體" style:font-size-asian="14pt" style:font-size-complex="14pt"/>
    </style:style>
    <style:style style:name="P39" style:family="paragraph" style:parent-style-name="Standard">
      <loext:graphic-properties draw:fill-gradient-name="Gradient_20_1" draw:fill-hatch-name="hatch"/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40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41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9d620" style:font-name-asian="微軟正黑體" style:font-size-asian="10pt" style:font-size-complex="10pt"/>
    </style:style>
    <style:style style:name="P42" style:family="paragraph" style:parent-style-name="Standard">
      <style:paragraph-properties fo:line-height="115%" fo:text-align="center" style:justify-single-word="false"/>
      <style:text-properties style:font-name="微軟正黑體" fo:font-size="10pt" officeooo:rsid="001e3d71" officeooo:paragraph-rsid="00c3e54b" style:font-name-asian="微軟正黑體" style:font-size-asian="10pt" style:font-size-complex="10pt"/>
    </style:style>
    <style:style style:name="P43" style:family="paragraph" style:parent-style-name="Standard">
      <loext:graphic-properties draw:fill-gradient-name="Gradient_20_3" draw:fill-hatch-name="hatch"/>
      <style:paragraph-properties fo:line-height="100%" fo:text-align="center" style:justify-single-word="false"/>
      <style:text-properties style:font-name="微軟正黑體" fo:font-size="10pt" officeooo:rsid="001e3d71" officeooo:paragraph-rsid="00c3e54b" style:font-name-asian="微軟正黑體" style:font-size-asian="10pt" style:font-size-complex="10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微軟正黑體" fo:font-size="10pt" officeooo:rsid="00c3e54b" officeooo:paragraph-rsid="00c3e54b" style:font-name-asian="微軟正黑體" style:font-size-asian="10pt" style:font-size-complex="10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微軟正黑體" fo:font-size="10pt" officeooo:rsid="00c3e54b" officeooo:paragraph-rsid="00c5d97d" style:font-name-asian="微軟正黑體" style:font-size-asian="10pt" style:font-size-complex="10pt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微軟正黑體" fo:font-size="10pt" officeooo:paragraph-rsid="00544e52" style:font-name-asian="微軟正黑體" style:font-size-asian="10pt" style:font-name-complex="Heiti TC1" style:font-size-complex="10pt"/>
    </style:style>
    <style:style style:name="P47" style:family="paragraph" style:parent-style-name="Standard">
      <style:paragraph-properties fo:line-height="115%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48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49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59d620" style:font-name-asian="微軟正黑體" style:font-size-asian="9pt" style:font-size-complex="10.25pt"/>
    </style:style>
    <style:style style:name="P50" style:family="paragraph" style:parent-style-name="Standard">
      <style:paragraph-properties fo:line-height="100%" fo:text-align="start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51" style:family="paragraph" style:parent-style-name="Standard">
      <style:paragraph-properties fo:line-height="0.049cm" fo:text-align="start" style:justify-single-word="false"/>
      <style:text-properties style:font-name="微軟正黑體" fo:font-size="10.25pt" officeooo:rsid="00c3e54b" officeooo:paragraph-rsid="0059d620" style:font-name-asian="微軟正黑體" style:font-size-asian="9pt" style:font-size-complex="10.25pt"/>
    </style:style>
    <style:style style:name="P52" style:family="paragraph" style:parent-style-name="Standard">
      <style:text-properties style:font-name="微軟正黑體" style:font-name-asian="微軟正黑體"/>
    </style:style>
    <style:style style:name="P53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f385c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f385c8" style:font-name-asian="微軟正黑體" style:font-size-asian="10pt" style:font-name-complex="Microsoft JhengHei1" style:font-size-complex="10pt" style:text-scale="95%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officeooo:rsid="00c07489"/>
    </style:style>
    <style:style style:name="T4" style:family="text">
      <style:text-properties style:text-position="0% 100%"/>
    </style:style>
    <style:style style:name="T5" style:family="text">
      <style:text-properties officeooo:rsid="00e7f508"/>
    </style:style>
    <style:style style:name="T6" style:family="text">
      <style:text-properties officeooo:rsid="00e943e4"/>
    </style:style>
    <style:style style:name="T7" style:family="text">
      <style:text-properties officeooo:rsid="0063937a"/>
    </style:style>
    <style:style style:name="T8" style:family="text">
      <style:text-properties officeooo:rsid="0064b66d"/>
    </style:style>
    <style:style style:name="T9" style:family="text">
      <style:text-properties officeooo:rsid="00744384"/>
    </style:style>
    <style:style style:name="T10" style:family="text">
      <style:text-properties style:font-name-complex="Heiti TC1"/>
    </style:style>
    <style:style style:name="T11" style:family="text">
      <style:text-properties style:language-asian="zh" style:country-asian="TW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language-asian="zh" style:country-asian="TW" style:font-size-complex="12pt"/>
    </style:style>
    <style:style style:name="T14" style:family="text">
      <style:text-properties fo:letter-spacing="0.053cm"/>
    </style:style>
    <style:style style:name="T15" style:family="text">
      <style:text-properties fo:letter-spacing="0.023cm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微軟正黑體" fo:font-size="10pt" style:font-name-asian="微軟正黑體" style:font-size-asian="10pt" style:font-size-complex="10pt"/>
    </style:style>
    <style:style style:name="T18" style:family="text">
      <style:text-properties style:font-name="微軟正黑體" fo:font-size="10pt" officeooo:rsid="00a670c2" style:font-name-asian="微軟正黑體" style:font-size-asian="10pt" style:font-size-complex="10pt"/>
    </style:style>
    <style:style style:name="T19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T20" style:family="text">
      <style:text-properties style:font-name="微軟正黑體" fo:font-size="10pt" officeooo:rsid="00d42e17" style:font-name-asian="微軟正黑體" style:font-size-asian="10pt" style:font-size-complex="10pt"/>
    </style:style>
    <style:style style:name="T21" style:family="text">
      <style:text-properties style:font-name="微軟正黑體" fo:font-size="10pt" officeooo:rsid="00d5a217" style:font-name-asian="微軟正黑體" style:font-size-asian="10pt" style:font-size-complex="10pt"/>
    </style:style>
    <style:style style:name="T22" style:family="text">
      <style:text-properties style:font-name="微軟正黑體" fo:font-size="10pt" officeooo:rsid="00d5cf48" style:font-name-asian="微軟正黑體" style:font-size-asian="10pt" style:font-size-complex="10pt"/>
    </style:style>
    <style:style style:name="T23" style:family="text">
      <style:text-properties fo:font-size="6pt" officeooo:rsid="00967b93" style:font-size-asian="5.25pt" style:font-size-complex="6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報價日期" text:name="py3o.o.date_order1"/>
        <text:user-field-decl office:value-type="string" office:string-value="單價1" text:name="py3o.l.bf_pitem_price1"/>
        <text:user-field-decl office:value-type="string" office:string-value="小計1" text:name="py3o.l.bf_pitem_sum1"/>
        <text:user-field-decl office:value-type="string" office:string-value="合計1" text:name="py3o.o.bf_pitem_untax1"/>
        <text:user-field-decl office:value-type="string" office:string-value="稅金1" text:name="py3o.o.bf_pitem_tax1"/>
        <text:user-field-decl office:value-type="string" office:string-value="總計1" text:name="py3o.o.bf_sitem_amounttot1"/>
        <text:user-field-decl office:value-type="string" office:string-value="總計1" text:name="py3o.o.bf_pitem_amounttot1"/>
        <text:user-field-decl office:value-type="string" office:string-value="廠商名稱" text:name="py3o.o.bf_partner_id.bf_name"/>
        <text:user-field-decl office:value-type="string" office:string-value="廠商連絡人" text:name="py3o.o.bf_partner_contact.bf_name"/>
        <text:user-field-decl office:value-type="string" office:string-value="廠商連絡電話" text:name="py3o.o.bf_partner_id.bf_phone"/>
        <text:user-field-decl office:value-type="string" office:string-value="廠商公司地址" text:name="py3o.o.bf_partner_id.bf_street"/>
        <text:user-field-decl office:value-type="string" office:string-value="廠商統編" text:name="py3o.o.bf_partner_id.bf_vat"/>
        <text:user-field-decl office:value-type="string" office:string-value="報價日期" text:name="py3o.o.bf_date_order1"/>
        <text:user-field-decl office:value-type="string" office:string-value="幣別" text:name="py3o.o.bf_currency_id.bf_symbol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37">採 <text:s/>購 <text:s/>單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Line1316315905824">
          <table:table-cell table:style-name="Table1.A1" office:value-type="string">
            <text:p text:style-name="P39">廠商名稱 : <text:user-field-get text:name="py3o.o.bf_partner_id.bf_name">廠商名稱</text:user-field-get></text:p>
          </table:table-cell>
          <table:table-cell table:style-name="Table1.A1" office:value-type="string">
            <text:p text:style-name="P39">採購<text:span text:style-name="T5">單</text:span>號 : <text:user-field-get text:name="py3o.o.bf_name">採購編號</text:user-field-get></text:p>
          </table:table-cell>
        </table:table-row>
        <table:table-row table:style-name="TableLine1316315904464">
          <table:table-cell table:style-name="Table1.A1" office:value-type="string">
            <text:p text:style-name="P39">連 <text:s/>絡 人 <text:s/>: <text:user-field-get text:name="py3o.o.bf_partner_contact.bf_name">廠商連絡人</text:user-field-get></text:p>
          </table:table-cell>
          <table:table-cell table:style-name="Table1.A1" office:value-type="string">
            <text:p text:style-name="P39">採購日期 : <text:user-field-get text:name="py3o.o.bf_date_order1">報價日期</text:user-field-get></text:p>
          </table:table-cell>
        </table:table-row>
        <table:table-row table:style-name="TableLine1316315907728">
          <table:table-cell table:style-name="Table1.A1" office:value-type="string">
            <text:p text:style-name="P39">連絡電話 : <text:user-field-get text:name="py3o.o.bf_partner_id.bf_phone">廠商連絡電話</text:user-field-get></text:p>
          </table:table-cell>
          <table:table-cell table:style-name="Table1.A1" office:value-type="string">
            <text:p text:style-name="P39">採購連絡人 : <text:user-field-get text:name="py3o.o.bf_purchase_reciver">收件人</text:user-field-get></text:p>
          </table:table-cell>
        </table:table-row>
        <table:table-row table:style-name="TableLine1316315915072">
          <table:table-cell table:style-name="Table1.A1" office:value-type="string">
            <text:p text:style-name="P39">公司地址 : <text:user-field-get text:name="py3o.o.bf_partner_id.bf_street">廠商公司地址</text:user-field-get></text:p>
          </table:table-cell>
          <table:table-cell table:style-name="Table1.A1" office:value-type="string">
            <text:p text:style-name="P39">付款條件 : <text:span text:style-name="T6">月結</text:span><text:user-field-get text:name="py3o.o.bf_pay_term">付款條件</text:user-field-get> 天,本公司結帳日為每月<text:span text:style-name="T6">20日</text:span></text:p>
          </table:table-cell>
        </table:table-row>
        <table:table-row table:style-name="TableLine1316315909632">
          <table:table-cell table:style-name="Table1.A1" office:value-type="string">
            <text:p text:style-name="P39">統一編號 : <text:user-field-get text:name="py3o.o.bf_partner_id.bf_vat">廠商統編</text:user-field-get></text:p>
          </table:table-cell>
          <table:table-cell table:style-name="Table1.A1" office:value-type="string">
            <text:p text:style-name="P39">交貨日期 : <text:user-field-get text:name="py3o.o.bf_deliver_date">交貨日期</text:user-field-get></text:p>
          </table:table-cell>
        </table:table-row>
      </table:table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1316315909360">
          <table:table-cell table:style-name="Table5.A1" office:value-type="string">
            <text:p text:style-name="P32">項次</text:p>
          </table:table-cell>
          <table:table-cell table:style-name="Table5.A1" office:value-type="string">
            <text:p text:style-name="P5">機種–機型/料號</text:p>
          </table:table-cell>
          <table:table-cell table:style-name="Table5.A1" office:value-type="string">
            <text:p text:style-name="P5">說明</text:p>
          </table:table-cell>
          <table:table-cell table:style-name="Table5.A1" office:value-type="string">
            <text:p text:style-name="P5">保固期限</text:p>
          </table:table-cell>
          <table:table-cell table:style-name="Table5.A1" office:value-type="string">
            <text:p text:style-name="P5">數量</text:p>
          </table:table-cell>
          <table:table-cell table:style-name="Table5.A1" office:value-type="string">
            <text:p text:style-name="P5">單價</text:p>
          </table:table-cell>
          <table:table-cell table:style-name="Table5.G1" office:value-type="string">
            <text:p text:style-name="P5">單項小計</text:p>
          </table:table-cell>
        </table:table-row>
        <table:table-row table:style-name="Table5.2">
          <table:table-cell table:style-name="Table5.A4" table:number-columns-spanned="7" office:value-type="string">
            <text:p text:style-name="P1"><text:a xlink:type="simple" xlink:href="py3o://for=%22l%20in%20o.display_line%22" text:style-name="Internet_20_link" text:visited-style-name="Visited_20_Internet_20_Link"><text:span text:style-name="T18">for="l in o.display_line"</text:span></text:a><text:span text:style-name="T17"> <text:s text:c="20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7"><text:user-field-get text:name="py3o.l.bf_pitem_item">項次</text:user-field-get><text:s/></text:p>
          </table:table-cell>
          <table:table-cell table:style-name="Table5.A3" office:value-type="string">
            <text:p text:style-name="P9"><text:user-field-get text:name="py3o.l.bf_pitem_model_type">機種</text:user-field-get></text:p>
          </table:table-cell>
          <table:table-cell table:style-name="Table5.A3" office:value-type="string">
            <text:p text:style-name="P9"><text:user-field-get text:name="py3o.l.bf_pitem_spec">說明</text:user-field-get><text:s text:c="3"/></text:p>
          </table:table-cell>
          <table:table-cell table:style-name="Table5.A3" office:value-type="string">
            <text:p text:style-name="P7"><text:user-field-get text:name="py3o.l.bf_pitem_warranty">保固期限</text:user-field-get></text:p>
          </table:table-cell>
          <table:table-cell table:style-name="Table5.A3" office:value-type="string">
            <text:p text:style-name="P7"><text:user-field-get text:name="py3o.l.bf_pitem_num">數量</text:user-field-get></text:p>
          </table:table-cell>
          <table:table-cell table:style-name="Table5.A3" office:value-type="string">
            <text:p text:style-name="P10"><text:s text:c="4"/><text:user-field-get text:name="py3o.l.bf_pitem_price1">單價1</text:user-field-get></text:p>
          </table:table-cell>
          <table:table-cell table:style-name="Table5.G3" office:value-type="string">
            <text:p text:style-name="P12"><text:user-field-get text:name="py3o.l.bf_pitem_sum1">小計1</text:user-field-get></text:p>
          </table:table-cell>
        </table:table-row>
        <table:table-row table:style-name="TableLine1316315928944">
          <table:table-cell table:style-name="Table5.A4" table:number-columns-spanned="7" office:value-type="string">
            <text:p text:style-name="P3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16315922960">
          <table:table-cell table:style-name="Table5.A7" table:number-rows-spanned="3" office:value-type="string">
            <text:p text:style-name="P13">專案編號</text:p>
            <text:p text:style-name="P15"/>
          </table:table-cell>
          <table:table-cell table:style-name="Table5.B7" table:number-rows-spanned="3" table:number-columns-spanned="4" office:value-type="string">
            <text:p text:style-name="P14"><text:user-field-get text:name="py3o.o.bf_PID">專案編號</text:user-field-get></text:p>
          </table:table-cell>
          <table:covered-table-cell/>
          <table:covered-table-cell/>
          <table:covered-table-cell/>
          <table:table-cell table:style-name="Table5.A3" office:value-type="string">
            <text:p text:style-name="P16">小 <text:s text:c="9"/>計</text:p>
          </table:table-cell>
          <table:table-cell table:style-name="Table5.G3" office:value-type="string">
            <text:p text:style-name="P11"><text:span text:style-name="T7"><text:s text:c="2"/></text:span><text:span text:style-name="T7"><text:user-field-get text:name="py3o.o.bf_pitem_untax1">合計1</text:user-field-get></text:span></text:p>
          </table:table-cell>
        </table:table-row>
        <table:table-row table:style-name="TableLine1316315922144">
          <table:covered-table-cell table:style-name="Table5.A7"/>
          <table:covered-table-cell table:style-name="Table5.B7"/>
          <table:covered-table-cell/>
          <table:covered-table-cell/>
          <table:covered-table-cell/>
          <table:table-cell table:style-name="Table5.A3" office:value-type="string">
            <text:p text:style-name="P16">營 <text:s text:c="2"/>業 <text:s text:c="2"/>稅</text:p>
          </table:table-cell>
          <table:table-cell table:style-name="Table5.G3" office:value-type="string">
            <text:p text:style-name="P11"><text:span text:style-name="T8"><text:s/></text:span><text:span text:style-name="T8"><text:user-field-get text:name="py3o.o.bf_pitem_tax1">稅金1</text:user-field-get></text:span></text:p>
          </table:table-cell>
        </table:table-row>
        <table:table-row table:style-name="Table5.7">
          <table:covered-table-cell table:style-name="Table5.A7"/>
          <table:covered-table-cell table:style-name="Table5.B7"/>
          <table:covered-table-cell/>
          <table:covered-table-cell/>
          <table:covered-table-cell/>
          <table:table-cell table:style-name="Table5.A3" office:value-type="string">
            <text:p text:style-name="P8">總 <text:s text:c="9"/>計</text:p>
          </table:table-cell>
          <table:table-cell table:style-name="Table5.G3" office:value-type="string">
            <text:p text:style-name="P17"><text:user-field-get text:name="py3o.o.bf_pitem_amounttot1">總計1</text:user-field-get></text:p>
          </table:table-cell>
        </table:table-row>
      </table:table>
      <text:p text:style-name="P48"/>
      <text:p text:style-name="P50"><text:s/><text:span text:style-name="T16">說明：</text:span></text:p>
      <text:p text:style-name="P40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316315926768">
          <table:table-cell table:style-name="Table3.A1" office:value-type="string">
            <text:p text:style-name="P18"><text:span text:style-name="T3">1. 上列產品成交總金額為</text:span> <text:s text:c="4"/></text:p>
          </table:table-cell>
          <table:table-cell table:style-name="Table3.A1" office:value-type="string">
            <text:p text:style-name="P21"><text:s text:c="2"/><text:user-field-get text:name="py3o.o.bf_currency_id.bf_symbol">幣別</text:user-field-get><text:span text:style-name="T9"><text:s/></text:span><text:span text:style-name="T9"><text:user-field-get text:name="py3o.o.bf_pitem_amounttot">總計</text:user-field-get></text:span></text:p>
          </table:table-cell>
          <table:table-cell table:style-name="Table3.A1" office:value-type="string">
            <text:p text:style-name="P18"><text:s text:c="3"/>元整 (含營業税<text:span text:style-name="T3">5%</text:span> ） </text:p>
          </table:table-cell>
        </table:table-row>
      </table:table>
      <text:p text:style-name="P46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2. <text:user-field-get text:name="py3o.o.bf_purchase_loc">地址類別</text:user-field-get>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29"><text:s text:c="2"/>公司名稱 :</text:p>
          </table:table-cell>
          <table:table-cell table:style-name="Table2.A1" office:value-type="string">
            <text:p text:style-name="P28"><text:s/><text:user-field-get text:name="py3o.o.bf_purchase_company">公司名稱</text:user-field-get></text:p>
          </table:table-cell>
        </table:table-row>
        <table:table-row table:style-name="Table2.2">
          <table:table-cell table:style-name="Table2.A1" office:value-type="string">
            <text:p text:style-name="P29"><text:s text:c="2"/><text:user-field-get text:name="py3o.o.bf_pur_rec_type_t">收件類別</text:user-field-get><text:s/><text:span text:style-name="T3">:</text:span></text:p>
          </table:table-cell>
          <table:table-cell table:style-name="Table2.A1" office:value-type="string">
            <text:p text:style-name="P27"><text:s/><text:span text:style-name="T4"><text:user-field-get text:name="py3o.o.bf_purchase_reciver">收件人</text:user-field-get></text:span></text:p>
          </table:table-cell>
        </table:table-row>
        <table:table-row table:style-name="Table2.2">
          <table:table-cell table:style-name="Table2.A1" office:value-type="string">
            <text:p text:style-name="P23"><text:s text:c="2"/>電 <text:s text:c="7"/>話 :</text:p>
          </table:table-cell>
          <table:table-cell table:style-name="Table2.A1" office:value-type="string">
            <text:p text:style-name="P28"><text:s/><text:user-field-get text:name="py3o.o.bf_deliver_phone">寄送電話</text:user-field-get></text:p>
          </table:table-cell>
        </table:table-row>
        <table:table-row table:style-name="Table2.2">
          <table:table-cell table:style-name="Table2.A1" office:value-type="string">
            <text:p text:style-name="P30"><text:s text:c="2"/>地 <text:s text:c="7"/>址 :</text:p>
          </table:table-cell>
          <table:table-cell table:style-name="Table2.A1" office:value-type="string">
            <text:p text:style-name="P28"><text:s/><text:user-field-get text:name="py3o.o.bf_purchase_deliver">交貨地址</text:user-field-get></text:p>
          </table:table-cell>
        </table:table-row>
      </table:table>
      <text:p text:style-name="P41"><text:s text:c="23"/></text:p>
      <table:table table:name="Table6" table:style-name="Table6">
        <table:table-column table:style-name="Table6.A"/>
        <table:table-column table:style-name="Table6.B"/>
        <table:table-row table:style-name="TableLine1316315929760">
          <table:table-cell table:style-name="Table6.A1" office:value-type="string">
            <text:p text:style-name="P31">3. 其他</text:p>
          </table:table-cell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6"><text:s text:c="2"/>付款說明 :</text:p>
          </table:table-cell>
          <table:table-cell table:style-name="Table6.A1" office:value-type="string">
            <text:p text:style-name="P25"><text:s/><text:span text:style-name="T4"><text:user-field-get text:name="py3o.o.bf_payment_desc">付款說明</text:user-field-get></text:span></text:p>
          </table:table-cell>
        </table:table-row>
      </table:table>
      <text:p text:style-name="P2"><text:a xlink:type="simple" xlink:href="py3o://if=%22o.purchase_memo!=''%22" text:style-name="Internet_20_link" text:visited-style-name="Visited_20_Internet_20_Link"><text:span text:style-name="T20">if="o.purchase_memo!=''"</text:span></text:a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s text:c="2"/>備註說明 :</text:p>
          </table:table-cell>
          <table:table-cell table:style-name="Table8.A1" office:value-type="string">
            <text:p text:style-name="P26"><text:s/><text:user-field-get text:name="py3o.o.bf_purchase_memo">備註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21">/if</text:span></text:a></text:p>
      <text:p text:style-name="P2"><text:a xlink:type="simple" xlink:href="py3o://if=%22o.purchase_contract_type=='2'%22" text:style-name="Internet_20_link" text:visited-style-name="Visited_20_Internet_20_Link"><text:span text:style-name="T22">if="o.purchase_contract_type=='2'"</text:span></text:a></text:p>
      <table:table table:name="Table9" table:style-name="Table9">
        <table:table-column table:style-name="Table9.A"/>
        <table:table-column table:style-name="Table9.B"/>
        <table:table-row table:style-name="TableLine1316315931120">
          <table:table-cell table:style-name="Table9.A1" office:value-type="string">
            <text:p text:style-name="P6"><text:s text:c="2"/>合約說明 :</text:p>
          </table:table-cell>
          <table:table-cell table:style-name="Table9.A1" office:value-type="string">
            <text:p text:style-name="P20"><text:s/><text:user-field-get text:name="py3o.o.bf_purchase_othernote">其他說明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20">/if</text:span></text:a></text:p>
      <text:p text:style-name="P49"/>
      <text:p text:style-name="P49"/>
      <text:p text:style-name="P49"/>
      <table:table table:name="Table7" table:style-name="Table7">
        <table:table-column table:style-name="Table7.A" table:number-columns-repeated="3"/>
        <table:table-column table:style-name="Table7.D"/>
        <table:table-row table:style-name="TableLine1316315918608">
          <table:table-cell table:style-name="Table7.A1" office:value-type="string">
            <text:p text:style-name="P43">廠商請二日內確認訂單</text:p>
          </table:table-cell>
          <table:table-cell table:style-name="Table7.A1" office:value-type="string">
            <text:p text:style-name="P4">採 購 單 位</text:p>
          </table:table-cell>
          <table:table-cell table:style-name="Table7.A1" office:value-type="string">
            <text:p text:style-name="P4">採 購 主 管</text:p>
          </table:table-cell>
          <table:table-cell table:style-name="Table7.A1" office:value-type="string">
            <text:p text:style-name="P4">採 <text:s text:c="10"/>購</text:p>
          </table:table-cell>
        </table:table-row>
        <table:table-row table:style-name="Table7.2">
          <table:table-cell table:style-name="Table7.A1" office:value-type="string">
            <text:p text:style-name="P44">=============== </text:p>
          </table:table-cell>
          <table:table-cell table:style-name="Table7.A1" office:value-type="string">
            <text:p text:style-name="P45">===============</text:p>
          </table:table-cell>
          <table:table-cell table:style-name="Table7.A1" office:value-type="string">
            <text:p text:style-name="P45">===============</text:p>
          </table:table-cell>
          <table:table-cell table:style-name="Table7.A1" office:value-type="string">
            <text:p text:style-name="P45">===============</text:p>
          </table:table-cell>
        </table:table-row>
        <table:table-row table:style-name="TableLine1316315932752">
          <table:table-cell table:style-name="Table7.A1" office:value-type="string">
            <text:p text:style-name="P42">後簽回,逾期視同接受</text:p>
          </table:table-cell>
          <table:table-cell table:style-name="Table7.A1" office:value-type="string">
            <text:p text:style-name="P4">業 務 部</text:p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f385c8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0f385c8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6.84999990463257pt" style:font-name-asian="微軟正黑體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f385c8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f385c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f385c8" style:font-name-asian="微軟正黑體" style:font-size-asian="10pt" style:font-name-complex="Microsoft JhengHei1" style:font-size-complex="10pt" style:text-scale="95%"/>
    </style:style>
    <style:style style:name="MT1" style:family="text">
      <style:text-properties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314612839408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1314612849744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314612851104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314612834784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01-24T15:39:42.514000000</dc:date>
    <meta:editing-duration>PT8H52M14S</meta:editing-duration>
    <meta:editing-cycles>203</meta:editing-cycles>
    <meta:document-statistic meta:table-count="10" meta:image-count="1" meta:object-count="0" meta:page-count="1" meta:paragraph-count="77" meta:word-count="352" meta:character-count="1121" meta:non-whitespace-character-count="562"/>
  </office:meta>
</office:document-meta>
</file>